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349c4" officeooo:paragraph-rsid="000349c4"/>
    </style:style>
    <style:style style:name="P2" style:family="paragraph" style:parent-style-name="Standard">
      <style:text-properties officeooo:rsid="000349c4" officeooo:paragraph-rsid="000446e1"/>
    </style:style>
    <style:style style:name="P3" style:family="paragraph" style:parent-style-name="Standard">
      <style:paragraph-properties fo:text-align="start" style:justify-single-word="false"/>
      <style:text-properties officeooo:rsid="000349c4" officeooo:paragraph-rsid="000349c4"/>
    </style:style>
    <style:style style:name="P4" style:family="paragraph" style:parent-style-name="Standard">
      <style:text-properties officeooo:rsid="000446e1" officeooo:paragraph-rsid="000ba45d"/>
    </style:style>
    <style:style style:name="P5" style:family="paragraph" style:parent-style-name="Standard">
      <style:text-properties officeooo:rsid="000541b0" officeooo:paragraph-rsid="000541b0"/>
    </style:style>
    <style:style style:name="P6" style:family="paragraph" style:parent-style-name="Standard">
      <style:text-properties officeooo:rsid="0006e10c" officeooo:paragraph-rsid="0006e10c"/>
    </style:style>
    <style:style style:name="P7" style:family="paragraph" style:parent-style-name="Standard">
      <style:text-properties officeooo:rsid="00084824" officeooo:paragraph-rsid="00084824"/>
    </style:style>
    <style:style style:name="P8" style:family="paragraph" style:parent-style-name="Standard">
      <style:text-properties officeooo:rsid="000a1584" officeooo:paragraph-rsid="000a1584"/>
    </style:style>
    <style:style style:name="P9" style:family="paragraph" style:parent-style-name="Standard">
      <style:text-properties officeooo:rsid="000a1584" officeooo:paragraph-rsid="000dce32"/>
    </style:style>
    <style:style style:name="P10" style:family="paragraph" style:parent-style-name="Standard">
      <style:text-properties officeooo:rsid="000aa9f8" officeooo:paragraph-rsid="000aa9f8"/>
    </style:style>
    <style:style style:name="P11" style:family="paragraph" style:parent-style-name="Standard">
      <style:text-properties officeooo:rsid="000ba45d" officeooo:paragraph-rsid="000ba45d"/>
    </style:style>
    <style:style style:name="P12" style:family="paragraph" style:parent-style-name="Standard">
      <style:text-properties officeooo:rsid="000bd648" officeooo:paragraph-rsid="000bd648"/>
    </style:style>
    <style:style style:name="P13" style:family="paragraph" style:parent-style-name="Standard">
      <style:text-properties officeooo:rsid="000dce32" officeooo:paragraph-rsid="000dce32"/>
    </style:style>
    <style:style style:name="P14" style:family="paragraph" style:parent-style-name="Standard">
      <style:text-properties officeooo:rsid="0010e648" officeooo:paragraph-rsid="0010e648"/>
    </style:style>
    <style:style style:name="P15"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bd648" officeooo:paragraph-rsid="000ba45d"/>
    </style:style>
    <style:style style:name="T1" style:family="text">
      <style:text-properties officeooo:rsid="000349c4"/>
    </style:style>
    <style:style style:name="T2" style:family="text">
      <style:text-properties officeooo:rsid="000446e1"/>
    </style:style>
    <style:style style:name="T3" style:family="text">
      <style:text-properties officeooo:rsid="000541b0"/>
    </style:style>
    <style:style style:name="T4" style:family="text">
      <style:text-properties officeooo:rsid="0006e10c"/>
    </style:style>
    <style:style style:name="T5" style:family="text">
      <style:text-properties officeooo:rsid="000a1584"/>
    </style:style>
    <style:style style:name="T6" style:family="text">
      <style:text-properties officeooo:rsid="000aa9f8"/>
    </style:style>
    <style:style style:name="T7" style:family="text">
      <style:text-properties officeooo:rsid="000ba45d"/>
    </style:style>
    <style:style style:name="T8" style:family="text">
      <style:text-properties officeooo:rsid="000dce32"/>
    </style:style>
    <style:style style:name="T9" style:family="text">
      <style:text-properties officeooo:rsid="0012b1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ướng dẫn sử dụng chương trình tóm tắt USE_MMR_Position </text:p>
      <text:p text:style-name="P1"/>
      <text:p text:style-name="P14">Thư viện đã dùng:</text:p>
      <text:p text:style-name="P14">+ stanfordCoreNLP</text:p>
      <text:p text:style-name="P14">+ Keras 2.2.4, tensorflow &gt; 1.7</text:p>
      <text:p text:style-name="P14">+ pyrouge 0.1.3 , <text:span text:style-name="T9">ROUGE 1.5.5 </text:span></text:p>
      <text:p text:style-name="P1"/>
      <text:p text:style-name="P1">Chương Trình gồm <text:span text:style-name="T5">5</text:span> phần chính:</text:p>
      <text:p text:style-name="P8">+ Data </text:p>
      <text:p text:style-name="P1">+ Prepare data</text:p>
      <text:p text:style-name="P1">+ Các mô hình được sử dụng (Models)</text:p>
      <text:p text:style-name="P2">+ Sinh tóm tắt <text:span text:style-name="T2">(USE_MLP_Predict)</text:span></text:p>
      <text:p text:style-name="P6">+ Tool đánh giá mô hình (Rouge/rouge_eng)</text:p>
      <text:p text:style-name="P1"/>
      <text:p text:style-name="P8">1. Data chứa toàn bộ dữ liệu sinh ra trong toàn bộ quá trình chương trình chạy và dữ liệu CNN ban đầu</text:p>
      <text:p text:style-name="P8">+ cnn: phân chia train, test, valid, data_labels (dữ liệu đã được gán nhán)</text:p>
      <text:p text:style-name="P8"><text:tab/>- trong data_labels chứa train, test, valid là các folder đã được gán nhãn dữ liệu, còn train_chunk là folder chứa dữ liệu train đã được gán nhãn nhưng chia thành từng chunk, mỗi chunk gồm 1000 document.</text:p>
      <text:p text:style-name="P9"><text:tab/>- train, test, valid: các folder chứa dữ liệu đã được tokenize</text:p>
      <text:p text:style-name="P9"/>
      <text:p text:style-name="P8">+ CNN_raw: chứa dữ liệu CNN ban đầu chưa được tokenize</text:p>
      <text:p text:style-name="P13">+ cnn_stories_tokenized: dữ liệu CNN đã được tokenize nhưng chưa tách, làm sạch</text:p>
      <text:p text:style-name="P13">+ summaries: chứa các folder tóm tắt của từng phương pháp</text:p>
      <text:p text:style-name="P13">+ url_lists: chứa các tập url train, test, valid của bộ CNN</text:p>
      <text:p text:style-name="P13"/>
      <text:p text:style-name="P8"/>
      <text:p text:style-name="P8"><text:span text:style-name="T7">2. Prepare data gồm 3 file:</text:span></text:p>
      <text:p text:style-name="P1">+ split_train_test_valid_standard: <text:span text:style-name="T3">từ danh sách các đường link bài viết trên trang CNN đã được chia sẵn thành tập train, test và valid, ta băm bằng mã SHA1 thành tên file, và phân chia tập train, test, valid theo tập file tương ứng.</text:span></text:p>
      <text:p text:style-name="P1">+ separate_and_label_document: <text:span text:style-name="T3">tách document và tóm tắt ra riêng và đánh số tương ứng, gán nhãn cho từng câu trong document.</text:span></text:p>
      <text:p text:style-name="P1">+text_utils_english: <text:span text:style-name="T3">chứa các hàm tiện ích cho việc xử lý văn bản, đọc ghi file</text:span></text:p>
      <text:p text:style-name="P1"/>
      <text:p text:style-name="P1"><text:span text:style-name="T7">3</text:span>. <text:span text:style-name="T2">Models</text:span></text:p>
      <text:p text:style-name="P1">- <text:span text:style-name="T2">Lead 3 : chọn 3 câu đầu của document</text:span></text:p>
      <text:p text:style-name="P1">- <text:span text:style-name="T2">TextRank_LexRank: thư mục chứa code thuật toán TextRank và LexRank để sinh tóm tắt (không cần phải huấn luyện mô hình)</text:span></text:p>
      <text:p text:style-name="P3">- gg_universal_embed_official.ipynb<text:span text:style-name="T2">: do việc training mô hình được thực hiện trên colab nên code sử dụng ipython notebook này được lưu ở link để tiện huấn luyện: </text:span><text:a xlink:type="simple" xlink:href="https://colab.research.google.com/drive/18lpB8LfyWE8Fn5n107TiX4NYiErrFZsy" text:style-name="Internet_20_link" text:visited-style-name="Visited_20_Internet_20_Link"><text:span text:style-name="T2">https://colab.research.google.com/drive/18lpB8LfyWE8Fn5n107TiX4NYiErrFZsy</text:span></text:a></text:p>
      <text:p text:style-name="P3"><text:s/><text:span text:style-name="T8">(data phải được đẩy lên drive để tương tác)</text:span></text:p>
      <text:p text:style-name="P4"/>
      <text:p text:style-name="P4"/>
      <text:p text:style-name="P4"><text:span text:style-name="T7">4</text:span>. USE_M<text:span text:style-name="T3">LP</text:span>_Predict</text:p>
      <text:p text:style-name="P5">Việc predict ở đây chỉ có mô hình USE_MLP do các mô hình TextRank và LexRank không cần phải training nên trong phần Models đã bao gồm cả việc sinh tóm tắt.</text:p>
      <text:p text:style-name="P5">- <text:span text:style-name="T4">trong thư mục này chứa:</text:span></text:p>
      <text:p text:style-name="P7">+ <text:span text:style-name="T6">tham số </text:span>mô hình đã được huấn luyện: weights_20_5_v1.hdf5</text:p>
      <text:p text:style-name="P7">+generate_sum_by_single_file: sinh tóm tắt với input là tên file của văn bản bất kỳ trong tập test <text:soft-page-break/>(sử dụng cho demo)</text:p>
      <text:p text:style-name="P7">+ generate_sum_all: sinh tóm tắt cho toàn bộ tập test đầu vào</text:p>
      <text:p text:style-name="P7">+ stopwords_eng.txt: file chứa tập stopwords tiếng Anh</text:p>
      <text:p text:style-name="P7">+ mmr_selection_eng: các hàm để tính MMR_Probability</text:p>
      <text:p text:style-name="P7">+ text_utils_eng: các hàm tiện ích để xử lý văn bản</text:p>
      <text:p text:style-name="P10">+ USE_Model: mô hình pretrained Universal Sentence Encoder của Google</text:p>
      <text:p text:style-name="P7"/>
      <text:p text:style-name="P7"><text:span text:style-name="T7">5</text:span>. Rouge chứa 2 thư mục:</text:p>
      <text:p text:style-name="P7">+ rouge_eng: chứ<text:span text:style-name="T7">a </text:span>2 file code để tính rouge cho dữ liệu CNN và TextRank và LexRank</text:p>
      <text:p text:style-name="P11">+ rouge_imp: <text:s/>chứa file code implement rouge để sử dụng cho gán nhãn dữ liệu</text:p>
      <text:p text:style-name="P11"/>
      <text:p text:style-name="P15"/>
      <text:p text:style-name="P12"/>
      <text:p text:style-name="P12">Hướng dẫn chạy mô hình:</text:p>
      <text:p text:style-name="P12">- trước tiên ta sẽ chạy <text:s/><text:span text:style-name="T1">split_train_test_valid_standard để </text:span>tokenize và phân chia dữ liệu</text:p>
      <text:p text:style-name="P12">- sau đó chạy separate_and_label_document để tách document và highlights, gán nhãn dữ liệu </text:p>
      <text:p text:style-name="P12">- chạy từng model cơ sở để <text:span text:style-name="T8">sinh tóm tắt</text:span>: lead3, textrank, lexrank </text:p>
      <text:p text:style-name="P12">- huấn luyện mô hình MLP trên colab</text:p>
      <text:p text:style-name="P12">- sử dụng mô hình huấn luyện được, dữ đoán xác suất được chọn với từng câu trong các văn bản của tập test</text:p>
      <text:p text:style-name="P12">- chạy generate_sum_all để sinh tóm tắt cho toàn bộ tập test, hoặc sinh theo từng file tùy chọn bằng việc chạy generate_sum_by_single_file với đầu vào là tên file.</text:p>
      <text:p text:style-name="P12">- <text:span text:style-name="T8">sử dụng rouge_eng với <text:s/>pyrouge_MLP để chạy đánh giá với tập tóm tắt từ <text:s/>phương pháp USE + MLP + MMR, và pyrouge_TextRank_LexRank đánh giá chương trình TextRank và LexRank</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22:20:26.087153073</meta:creation-date>
    <dc:title>Default</dc:title>
    <meta:editing-cycles>6</meta:editing-cycles>
    <meta:generator>LibreOffice/6.0.7.3$Linux_X86_64 LibreOffice_project/00m0$Build-3</meta:generator>
    <meta:editing-duration>PT17M29S</meta:editing-duration>
    <dc:date>2019-05-25T00:00:40.181134709</dc:date>
    <meta:document-statistic meta:table-count="0" meta:image-count="0" meta:object-count="0" meta:page-count="2" meta:paragraph-count="49" meta:word-count="643" meta:character-count="3496" meta:non-whitespace-character-count="2890"/>
    <meta:template xlink:type="simple" xlink:actuate="onRequest" xlink:title="Default" xlink:href="../../../../../usr/lib/libreoffice/share/template/common/styles/Default.ott" meta:date="2019-05-24T22:20:25.609387639"/>
  </office:meta>
</office:document-meta>
</file>